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DescriptorsIntrospection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Introspection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Introspection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IntrospectionSource.initMethods( Class realClass , Method methods [ ] , Hashtable attMap , Hashtable getAttMap , Hashtable setAttMap , Hashtable invokeAttMap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MbeansDescriptorsIntrospectionSource.unCapitaliz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IntrospectionSource.isBeanCompatible( Class java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beansDescriptorsIntrospectionSource.supportedType( Class r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DescriptorsIntrospection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Introspection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IntrospectionSource.createManagedBean( Registry registry , String domain , Class realClass , String typ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MbeansDescriptorsIntrospectionSource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